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1.27cm" fo:margin-right="0cm" fo:margin-top="0cm" fo:margin-bottom="0cm" loext:contextual-spacing="false" style:line-height-at-least="0.582cm" fo:orphans="2" fo:widows="2" fo:text-indent="0cm" style:auto-text-indent="false"/>
      <style:text-properties fo:font-variant="normal" fo:text-transform="none" fo:color="#000000" style:font-name="Calibri" fo:font-size="11pt" fo:letter-spacing="normal" fo:font-style="normal" fo:font-weight="normal"/>
    </style:style>
    <style:style style:name="P2" style:family="paragraph" style:parent-style-name="Text_20_body">
      <style:paragraph-properties fo:margin-left="1.27cm" fo:margin-right="0cm" fo:margin-top="0cm" fo:margin-bottom="0cm" loext:contextual-spacing="false" style:line-height-at-least="0.582cm" fo:orphans="2" fo:widows="2" fo:text-indent="0cm" style:auto-text-indent="false"/>
      <style:text-properties fo:font-variant="normal" fo:text-transform="none" fo:color="#000000" style:font-name="Calibri" fo:font-size="11pt" fo:letter-spacing="normal" fo:font-style="normal" fo:font-weight="normal" officeooo:rsid="0015f8bd" officeooo:paragraph-rsid="0015f8bd"/>
    </style:style>
    <style:style style:name="P3" style:family="paragraph" style:parent-style-name="Text_20_body">
      <style:paragraph-properties fo:margin-left="2.54cm" fo:margin-right="0cm" fo:margin-top="0cm" fo:margin-bottom="0cm" loext:contextual-spacing="false" style:line-height-at-least="0.582cm" fo:orphans="2" fo:widows="2" fo:text-indent="0cm" style:auto-text-indent="false"/>
      <style:text-properties fo:font-variant="normal" fo:text-transform="none" fo:color="#000000" style:font-name="Calibri" fo:font-size="11pt" fo:letter-spacing="normal" fo:font-style="normal" fo:font-weight="normal"/>
    </style:style>
    <style:style style:name="P4" style:family="paragraph" style:parent-style-name="Text_20_body">
      <style:paragraph-properties fo:margin-left="2.54cm" fo:margin-right="0cm" fo:margin-top="0cm" fo:margin-bottom="0.353cm" loext:contextual-spacing="false" style:line-height-at-least="0.582cm" fo:orphans="2" fo:widows="2" fo:text-indent="0cm" style:auto-text-indent="false"/>
      <style:text-properties fo:font-variant="normal" fo:text-transform="none" fo:color="#000000" style:font-name="Calibri" fo:font-size="11pt" fo:letter-spacing="normal" fo:font-style="normal" fo:font-weight="normal"/>
    </style:style>
    <style:style style:name="P5" style:family="paragraph" style:parent-style-name="Text_20_body">
      <style:paragraph-properties fo:margin-left="0cm" fo:margin-right="0cm" fo:margin-top="0cm" fo:margin-bottom="0.353cm" loext:contextual-spacing="false" style:line-height-at-least="0.582cm" fo:orphans="2" fo:widows="2" fo:text-indent="0cm" style:auto-text-indent="false"/>
      <style:text-properties fo:font-variant="normal" fo:text-transform="none" fo:color="#000000" fo:letter-spacing="normal"/>
    </style:style>
    <style:style style:name="T1" style:family="text">
      <style:text-properties style:font-name="Calibri" fo:font-size="11pt" fo:font-style="normal" fo:font-weight="normal"/>
    </style:style>
    <style:style style:name="T2" style:family="text">
      <style:text-properties officeooo:rsid="00160ff1"/>
    </style:style>
    <style:style style:name="T3" style:family="text">
      <style:text-properties officeooo:rsid="001a12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ASHING</text:p>
      <text:p text:style-name="P1"/>
      <text:p text:style-name="P1">1.      Implement External hashing technique with bit-representation hash function</text:p>
      <text:p text:style-name="P1">2.      Modify Q1 with polynomial hash code technique. Take ‘a’ value as 33.</text:p>
      <text:p text:style-name="P1">3.      Modify Q1 with Cyclic-Shift hash code technique using MAD compression technique.</text:p>
      <text:p text:style-name="P1">4.      Design a multilevel hash table to store student information of Manipal University. Assume University has many colleges ( SOIS, MIT, KMC, SOAHS, SOLS,…….). S<text:span text:style-name="T2">tu</text:span>dent information is stored under respective colleges. Each college can have multiple streams ( Big Data, VLSI, ES, MS, CTV etc….). Design hash table such that student should be stored under respective college and corresponding stream. Information need to store is student registration number, name, phone number, mail id, Grade. Provide following methods to end users:</text:p>
      <text:p text:style-name="P3">a.      add_student()</text:p>
      <text:p text:style-name="P3">b.      delete_student()</text:p>
      <text:p text:style-name="P3">c.      search_student()</text:p>
      <text:p text:style-name="P3">d.      edit_student_details<text:span text:style-name="T3">()</text:span></text:p>
      <text:p text:style-name="P3">e.      count_no_students_college()</text:p>
      <text:p text:style-name="P4">f.       count_no_students_stream()</text:p>
      <text:p text:style-name="P5">               <text:span text:style-name="T1">User need to input college name and stream name to ease the operation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9:22:37.079325440</meta:creation-date>
    <dc:date>2018-10-17T19:24:22.013576538</dc:date>
    <meta:editing-duration>PT1M44S</meta:editing-duration>
    <meta:editing-cycles>3</meta:editing-cycles>
    <meta:generator>LibreOffice/5.1.6.2$Linux_X86_64 LibreOffice_project/10m0$Build-2</meta:generator>
    <meta:document-statistic meta:table-count="0" meta:image-count="0" meta:object-count="0" meta:page-count="1" meta:paragraph-count="12" meta:word-count="140" meta:character-count="1042" meta:non-whitespace-character-count="848"/>
  </office:meta>
</office:document-meta>
</file>